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45"/>
    <style:style style:name="ce2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2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2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10*6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5" table:formula="of:=[.B5]*2*[.B6]" office:value-type="float" office:value="83.8095238095238" calcext:value-type="float">
            <text:p>83.81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5" table:formula="of:=[.B7]/[$specifications.B8]" office:value-type="float" office:value="26.1904761904762" calcext:value-type="float">
            <text:p>26.19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style-name="ce6" table:formula="of:=4.7*10^-6" office:value-type="float" office:value="0.0000047" calcext:value-type="float">
            <text:p>4.70E-06</text:p>
          </table:table-cell>
        </table:table-row>
        <table:table-row table:style-name="ro1">
          <table:table-cell office:value-type="string" calcext:value-type="string">
            <text:p>series inductance [Ohm]</text:p>
          </table:table-cell>
          <table:table-cell table:style-name="ce7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osfet resistance [Ohm]</text:p>
          </table:table-cell>
          <table:table-cell table:style-name="ce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table:style-name="ce7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arging resistance [Ohm]</text:p>
          </table:table-cell>
          <table:table-cell table:style-name="ce7" table:formula="of:=[.B11]+[.B10]+[.B12]"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peak current [A]</text:p>
          </table:table-cell>
          <table:table-cell table:style-name="ce5" table:formula="of:=[$specifications.B8]/[.B13]" office:value-type="float" office:value="28.3185840707965" calcext:value-type="float">
            <text:p>28.32</text:p>
          </table:table-cell>
        </table:table-row>
        <table:table-row table:style-name="ro1">
          <table:table-cell office:value-type="string" calcext:value-type="string">
            <text:p>time till inductance 63% full [s]</text:p>
          </table:table-cell>
          <table:table-cell table:formula="of:=[.B9]/[.B13]" office:value-type="float" office:value="0.0000415929203539823" calcext:value-type="float">
            <text:p>4.15929203539823E-05</text:p>
          </table:table-cell>
        </table:table-row>
        <table:table-row table:style-name="ro1">
          <table:table-cell office:value-type="string" calcext:value-type="string">
            <text:p>time till inductance 90% full [ms]</text:p>
          </table:table-cell>
          <table:table-cell table:style-name="ce1" table:formula="of:=[.B15]*(-1)*LN(0.1)*1000" office:value-type="float" office:value="0.0957712383811683" calcext:value-type="float">
            <text:p>0.096</text:p>
          </table:table-cell>
        </table:table-row>
        <table:table-row table:style-name="ro1">
          <table:table-cell office:value-type="string" calcext:value-type="string">
            <text:p>PWM frequency [Hz]</text:p>
          </table:table-cell>
          <table:table-cell table:style-name="ce2" table:formula="of:=1/[.B15]" office:value-type="float" office:value="24042.5531914894" calcext:value-type="float">
            <text:p>24043</text:p>
          </table:table-cell>
        </table:table-row>
        <table:table-row table:style-name="ro1">
          <table:table-cell office:value-type="string" calcext:value-type="string">
            <text:p>tau cell parallel capacitance [s]</text:p>
          </table:table-cell>
          <table:table-cell table:formula="of:=10*[.B15]" office:value-type="float" office:value="0.000415929203539823" calcext:value-type="float">
            <text:p>0.000415929203539823</text:p>
          </table:table-cell>
        </table:table-row>
        <table:table-row table:style-name="ro1">
          <table:table-cell office:value-type="string" calcext:value-type="string">
            <text:p>parallel capacitance [F]</text:p>
          </table:table-cell>
          <table:table-cell table:style-name="ce8" table:formula="of:=[.B18]/[.B13]" office:value-type="float" office:value="0.00368078941185684" calcext:value-type="float">
            <text:p>0.003681</text:p>
          </table:table-cell>
        </table:table-row>
        <table:table-row table:style-name="ro1">
          <table:table-cell office:value-type="string" calcext:value-type="string">
            <text:p>parallel capacitance [mF]</text:p>
          </table:table-cell>
          <table:table-cell table:style-name="ce5" table:formula="of:=[.B19]*1000" office:value-type="float" office:value="3.68078941185684" calcext:value-type="float">
            <text:p>3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2:00:35.0555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6.2$Linux_X86_64 LibreOffice_project/50$Build-2</meta:generator>
    <dc:date>2023-10-22T13:55:37.935049250</dc:date>
    <meta:editing-duration>PT3H11M38S</meta:editing-duration>
    <meta:editing-cycles>21</meta:editing-cycles>
    <meta:document-statistic meta:table-count="3" meta:cell-count="82" meta:object-count="0"/>
  </office:meta>
</office:document-meta>
</file>